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/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" style:family="table-cell" style:parent-style-name="Default">
      <style:text-properties style:font-name="Liberation Serif"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ta_extref" style:family="table">
      <style:table-properties table:display="fals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I" table:style-name="ta1">
        <table:shapes>
          <draw:frame draw:z-index="0" draw:style-name="gr1" draw:text-style-name="P1" svg:width="570.84pt" svg:height="264.98pt" svg:x="462.22pt" svg:y="64.66pt">
            <draw:object draw:notify-on-update-of-ranges="P.E9:P.E17 I.F9:I.F1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16" table:default-cell-style-name="Default"/>
        <table:table-row table:style-name="ro1" table:number-rows-repeated="3">
          <table:table-cell table:number-columns-repeated="16"/>
        </table:table-row>
        <table:table-row table:style-name="ro1">
          <table:table-cell table:style-name="ce3" office:value-type="string" calcext:value-type="string" table:number-columns-spanned="1" table:number-rows-spanned="4">
            <text:p>Execution gradient</text:p>
          </table:table-cell>
          <table:table-cell table:style-name="ce3" office:value-type="string" calcext:value-type="string" table:number-columns-spanned="1" table:number-rows-spanned="4">
            <text:p>Acceleration</text:p>
          </table:table-cell>
          <table:table-cell table:style-name="ce3" office:value-type="string" calcext:value-type="string" table:number-columns-spanned="1" table:number-rows-spanned="4">
            <text:p>Eficiency</text:p>
          </table:table-cell>
          <table:table-cell table:style-name="ce3" office:value-type="string" calcext:value-type="string" table:number-columns-spanned="1" table:number-rows-spanned="4">
            <text:p>Scability</text:p>
          </table:table-cell>
          <table:table-cell table:number-columns-repeated="12"/>
        </table:table-row>
        <table:table-row table:style-name="ro1">
          <table:covered-table-cell table:number-columns-repeated="4"/>
          <table:table-cell table:number-columns-repeated="12"/>
        </table:table-row>
        <table:table-row table:style-name="ro1">
          <table:covered-table-cell table:number-columns-repeated="4"/>
          <table:table-cell table:number-columns-repeated="12"/>
        </table:table-row>
        <table:table-row table:style-name="ro1">
          <table:covered-table-cell table:number-columns-repeated="4"/>
          <table:table-cell table:number-columns-repeated="12"/>
        </table:table-row>
        <table:table-row table:style-name="ro1">
          <table:table-cell table:number-columns-repeated="4"/>
          <table:table-cell office:value-type="float" office:value="101" calcext:value-type="float">
            <text:p>101</text:p>
          </table:table-cell>
          <table:table-cell table:style-name="ce1" office:value-type="float" office:value="0.00453333333333333" calcext:value-type="float">
            <text:p>0.004533333333333</text:p>
          </table:table-cell>
          <table:table-cell table:number-columns-repeated="10"/>
        </table:table-row>
        <table:table-row table:style-name="ro1">
          <table:table-cell table:formula="of:= [.F9] / ([.E9] * [.E9])" office:value-type="float" office:value="0.0000000703848457443066" calcext:value-type="float">
            <text:p>7.03848457443066E-08</text:p>
          </table:table-cell>
          <table:table-cell table:formula="of:=['file:///home/artur/Documents/Faculdade/SPD/sequentialGraphs.ods'#$I.F9]/[.F9]" office:value-type="float" office:value="0.966037735849057" calcext:value-type="float">
            <text:p>0.966037735849057</text:p>
          </table:table-cell>
          <table:table-cell table:formula="of:=[.B9]/12" office:value-type="float" office:value="0.0805031446540881" calcext:value-type="float">
            <text:p>0.080503144654088</text:p>
          </table:table-cell>
          <table:table-cell/>
          <table:table-cell office:value-type="float" office:value="501" calcext:value-type="float">
            <text:p>501</text:p>
          </table:table-cell>
          <table:table-cell table:style-name="ce1" office:value-type="float" office:value="0.0176666666666667" calcext:value-type="float">
            <text:p>0.017666666666667</text:p>
          </table:table-cell>
          <table:table-cell table:number-columns-repeated="10"/>
        </table:table-row>
        <table:table-row table:style-name="ro1">
          <table:table-cell table:formula="of:= [.F10] / ([.E10] * [.E10])" office:value-type="float" office:value="0.0000000651695956391261" calcext:value-type="float">
            <text:p>6.51695956391261E-08</text:p>
          </table:table-cell>
          <table:table-cell table:formula="of:=['file:///home/artur/Documents/Faculdade/SPD/sequentialGraphs.ods'#$I.F10]/[.F10]" office:value-type="float" office:value="0.980091883614089" calcext:value-type="float">
            <text:p>0.980091883614089</text:p>
          </table:table-cell>
          <table:table-cell table:formula="of:=[.B10]/12" office:value-type="float" office:value="0.0816743236345074" calcext:value-type="float">
            <text:p>0.081674323634507</text:p>
          </table:table-cell>
          <table:table-cell/>
          <table:table-cell office:value-type="float" office:value="1001" calcext:value-type="float">
            <text:p>1001</text:p>
          </table:table-cell>
          <table:table-cell table:style-name="ce1" office:value-type="float" office:value="0.0653" calcext:value-type="float">
            <text:p>0.0653</text:p>
          </table:table-cell>
          <table:table-cell table:number-columns-repeated="10"/>
        </table:table-row>
        <table:table-row table:style-name="ro1">
          <table:table-cell table:formula="of:= [.F11] / ([.E11] * [.E11])" office:value-type="float" office:value="0.000000064751898580112" calcext:value-type="float">
            <text:p>6.4751898580112E-08</text:p>
          </table:table-cell>
          <table:table-cell table:formula="of:=['file:///home/artur/Documents/Faculdade/SPD/sequentialGraphs.ods'#$I.F11]/[.F11]" office:value-type="float" office:value="1.00822833633325" calcext:value-type="float">
            <text:p>1.00822833633325</text:p>
          </table:table-cell>
          <table:table-cell table:formula="of:=[.B11]/12" office:value-type="float" office:value="0.0840190280277705" calcext:value-type="float">
            <text:p>0.084019028027771</text:p>
          </table:table-cell>
          <table:table-cell/>
          <table:table-cell office:value-type="float" office:value="2001" calcext:value-type="float">
            <text:p>2001</text:p>
          </table:table-cell>
          <table:table-cell table:style-name="ce1" office:value-type="float" office:value="0.259266666666667" calcext:value-type="float">
            <text:p>0.259266666666667</text:p>
          </table:table-cell>
          <table:table-cell table:number-columns-repeated="4"/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table:formula="of:= [.F12] / ([.E12] * [.E12])" office:value-type="float" office:value="0.000000064664290695356" calcext:value-type="float">
            <text:p>6.4664290695356E-08</text:p>
          </table:table-cell>
          <table:table-cell table:formula="of:=['file:///home/artur/Documents/Faculdade/SPD/sequentialGraphs.ods'#$I.F12]/[.F12]" office:value-type="float" office:value="1.0159120828802" calcext:value-type="float">
            <text:p>1.0159120828802</text:p>
          </table:table-cell>
          <table:table-cell table:formula="of:=[.B12]/12" office:value-type="float" office:value="0.0846593402400167" calcext:value-type="float">
            <text:p>0.084659340240017</text:p>
          </table:table-cell>
          <table:table-cell/>
          <table:table-cell office:value-type="float" office:value="3001" calcext:value-type="float">
            <text:p>3001</text:p>
          </table:table-cell>
          <table:table-cell table:style-name="ce1" office:value-type="float" office:value="0.582366666666667" calcext:value-type="float">
            <text:p>0.582366666666667</text:p>
          </table:table-cell>
          <table:table-cell table:number-columns-repeated="10"/>
        </table:table-row>
        <table:table-row table:style-name="ro1">
          <table:table-cell table:formula="of:= [.F13] / ([.E13] * [.E13])" office:value-type="float" office:value="0.0000000648607197843243" calcext:value-type="float">
            <text:p>6.48607197843243E-08</text:p>
          </table:table-cell>
          <table:table-cell table:formula="of:=['file:///home/artur/Documents/Faculdade/SPD/sequentialGraphs.ods'#$I.F13]/[.F13]" office:value-type="float" office:value="1.01962395972465" calcext:value-type="float">
            <text:p>1.01962395972465</text:p>
          </table:table-cell>
          <table:table-cell table:formula="of:=[.B13]/12" office:value-type="float" office:value="0.0849686633103872" calcext:value-type="float">
            <text:p>0.084968663310387</text:p>
          </table:table-cell>
          <table:table-cell/>
          <table:table-cell office:value-type="float" office:value="5001" calcext:value-type="float">
            <text:p>5001</text:p>
          </table:table-cell>
          <table:table-cell table:style-name="ce1" office:value-type="float" office:value="1.62216666666667" calcext:value-type="float">
            <text:p>1.62216666666667</text:p>
          </table:table-cell>
          <table:table-cell table:number-columns-repeated="10"/>
        </table:table-row>
        <table:table-row table:style-name="ro1">
          <table:table-cell table:formula="of:= [.F14] / ([.E14] * [.E14])" office:value-type="float" office:value="0.0000000650339157255739" calcext:value-type="float">
            <text:p>6.50339157255739E-08</text:p>
          </table:table-cell>
          <table:table-cell table:formula="of:=['file:///home/artur/Documents/Faculdade/SPD/sequentialGraphs.ods'#$I.F14]/[.F14]" office:value-type="float" office:value="1.02172645617359" calcext:value-type="float">
            <text:p>1.02172645617359</text:p>
          </table:table-cell>
          <table:table-cell table:formula="of:=[.B14]/12" office:value-type="float" office:value="0.0851438713477994" calcext:value-type="float">
            <text:p>0.0851438713478</text:p>
          </table:table-cell>
          <table:table-cell/>
          <table:table-cell office:value-type="float" office:value="7501" calcext:value-type="float">
            <text:p>7501</text:p>
          </table:table-cell>
          <table:table-cell table:style-name="ce1" office:value-type="float" office:value="3.65913333333333" calcext:value-type="float">
            <text:p>3.65913333333333</text:p>
          </table:table-cell>
          <table:table-cell table:number-columns-repeated="10"/>
        </table:table-row>
        <table:table-row table:style-name="ro1">
          <table:table-cell table:formula="of:= [.F15] / ([.E15] * [.E15])" office:value-type="float" office:value="0.0000000654262474295849" calcext:value-type="float">
            <text:p>6.54262474295849E-08</text:p>
          </table:table-cell>
          <table:table-cell table:formula="of:=['file:///home/artur/Documents/Faculdade/SPD/sequentialGraphs.ods'#$I.F15]/[.F15]" office:value-type="float" office:value="1.02054320031785" calcext:value-type="float">
            <text:p>1.02054320031785</text:p>
          </table:table-cell>
          <table:table-cell table:formula="of:=[.B15]/12" office:value-type="float" office:value="0.0850452666931544" calcext:value-type="float">
            <text:p>0.085045266693154</text:p>
          </table:table-cell>
          <table:table-cell/>
          <table:table-cell office:value-type="float" office:value="10001" calcext:value-type="float">
            <text:p>10001</text:p>
          </table:table-cell>
          <table:table-cell table:style-name="ce1" office:value-type="float" office:value="6.54393333333333" calcext:value-type="float">
            <text:p>6.54393333333333</text:p>
          </table:table-cell>
          <table:table-cell table:number-columns-repeated="10"/>
        </table:table-row>
        <table:table-row table:style-name="ro1">
          <table:table-cell table:formula="of:= [.F16] / ([.E16] * [.E16])" office:value-type="float" office:value="0.0000000678756903470249" calcext:value-type="float">
            <text:p>6.78756903470249E-08</text:p>
          </table:table-cell>
          <table:table-cell table:formula="of:=['file:///home/artur/Documents/Faculdade/SPD/sequentialGraphs.ods'#$I.F16]/[.F16]" office:value-type="float" office:value="1.00545805308344" calcext:value-type="float">
            <text:p>1.00545805308344</text:p>
          </table:table-cell>
          <table:table-cell table:formula="of:=[.B16]/12" office:value-type="float" office:value="0.0837881710902863" calcext:value-type="float">
            <text:p>0.083788171090286</text:p>
          </table:table-cell>
          <table:table-cell/>
          <table:table-cell office:value-type="float" office:value="15001" calcext:value-type="float">
            <text:p>15001</text:p>
          </table:table-cell>
          <table:table-cell table:style-name="ce1" office:value-type="float" office:value="15.2740666666667" calcext:value-type="float">
            <text:p>15.2740666666667</text:p>
          </table:table-cell>
          <table:table-cell table:number-columns-repeated="10"/>
        </table:table-row>
        <table:table-row table:style-name="ro1">
          <table:table-cell table:formula="of:= [.F17] / ([.E17] * [.E17])" office:value-type="float" office:value="0.0000000777834714583955" calcext:value-type="float">
            <text:p>7.77834714583955E-08</text:p>
          </table:table-cell>
          <table:table-cell table:formula="of:=['file:///home/artur/Documents/Faculdade/SPD/sequentialGraphs.ods'#$I.F17]/[.F17]" office:value-type="float" office:value="1.00860743764026" calcext:value-type="float">
            <text:p>1.00860743764026</text:p>
          </table:table-cell>
          <table:table-cell table:formula="of:=[.B17]/12" office:value-type="float" office:value="0.0840506198033554" calcext:value-type="float">
            <text:p>0.084050619803355</text:p>
          </table:table-cell>
          <table:table-cell/>
          <table:table-cell office:value-type="float" office:value="20001" calcext:value-type="float">
            <text:p>20001</text:p>
          </table:table-cell>
          <table:table-cell office:value-type="float" office:value="31.1165" calcext:value-type="float">
            <text:p>31.1165</text:p>
          </table:table-cell>
          <table:table-cell table:number-columns-repeated="10"/>
        </table:table-row>
        <table:table-row table:style-name="ro1" table:number-rows-repeated="4">
          <table:table-cell table:number-columns-repeated="16"/>
        </table:table-row>
        <table:table-row table:style-name="ro1">
          <table:table-cell table:number-columns-repeated="15"/>
          <table:table-cell office:value-type="string" calcext:value-type="string">
            <text:p><text:s/></text:p>
          </table:table-cell>
        </table:table-row>
      </table:table>
      <table:table table:name="N" table:style-name="ta1">
        <table:shapes>
          <draw:frame draw:z-index="0" draw:style-name="gr1" draw:text-style-name="P1" svg:width="570.84pt" svg:height="264.98pt" svg:x="494.56pt" svg:y="79.99pt">
            <draw:object draw:notify-on-update-of-ranges="P.E9:P.E17 N.F9:N.F1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1" table:default-cell-style-name="ce1"/>
        <table:table-row table:style-name="ro1" table:number-rows-repeated="3">
          <table:table-cell table:number-columns-repeated="5"/>
          <table:table-cell table:style-name="Default"/>
        </table:table-row>
        <table:table-row table:style-name="ro1">
          <table:table-cell table:style-name="ce3" office:value-type="string" calcext:value-type="string" table:number-columns-spanned="1" table:number-rows-spanned="4">
            <text:p>Execution gradient</text:p>
          </table:table-cell>
          <table:table-cell table:style-name="ce3" office:value-type="string" calcext:value-type="string" table:number-columns-spanned="1" table:number-rows-spanned="4">
            <text:p>Acceleration</text:p>
          </table:table-cell>
          <table:table-cell table:style-name="ce3" office:value-type="string" calcext:value-type="string" table:number-columns-spanned="1" table:number-rows-spanned="4">
            <text:p>Eficiency</text:p>
          </table:table-cell>
          <table:table-cell table:style-name="ce3" office:value-type="string" calcext:value-type="string" table:number-columns-spanned="1" table:number-rows-spanned="4">
            <text:p>Scability</text:p>
          </table:table-cell>
          <table:table-cell/>
          <table:table-cell table:style-name="Default"/>
        </table:table-row>
        <table:table-row table:style-name="ro1">
          <table:covered-table-cell table:number-columns-repeated="4"/>
          <table:table-cell/>
          <table:table-cell table:style-name="Default"/>
        </table:table-row>
        <table:table-row table:style-name="ro1">
          <table:covered-table-cell table:number-columns-repeated="4"/>
          <table:table-cell/>
          <table:table-cell table:style-name="Default"/>
        </table:table-row>
        <table:table-row table:style-name="ro1">
          <table:covered-table-cell table:number-columns-repeated="4"/>
          <table:table-cell/>
          <table:table-cell table:style-name="Default"/>
        </table:table-row>
        <table:table-row table:style-name="ro1">
          <table:table-cell table:number-columns-repeated="4"/>
          <table:table-cell office:value-type="float" office:value="101" calcext:value-type="float">
            <text:p>101</text:p>
          </table:table-cell>
          <table:table-cell office:value-type="float" office:value="0.00356666666666667" calcext:value-type="float">
            <text:p>0.003566666666667</text:p>
          </table:table-cell>
        </table:table-row>
        <table:table-row table:style-name="ro1">
          <table:table-cell table:formula="of:= [.F9] / ([.E9] * [.E9])" office:value-type="float" office:value="0.0000000717128617017462" calcext:value-type="float">
            <text:p>7.17128617017462E-08</text:p>
          </table:table-cell>
          <table:table-cell table:formula="of:=['file:///home/artur/Documents/Faculdade/SPD/sequentialGraphs.ods'#$N.F9]/[.F9]" office:value-type="float" office:value="1.04444444444444" calcext:value-type="float">
            <text:p>1.04444444444444</text:p>
          </table:table-cell>
          <table:table-cell table:formula="of:=[.B9]/12" office:value-type="float" office:value="0.087037037037037" calcext:value-type="float">
            <text:p>0.087037037037037</text:p>
          </table:table-cell>
          <table:table-cell/>
          <table:table-cell office:value-type="float" office:value="501" calcext:value-type="float">
            <text:p>501</text:p>
          </table:table-cell>
          <table:table-cell office:value-type="float" office:value="0.018" calcext:value-type="float">
            <text:p>0.018</text:p>
          </table:table-cell>
        </table:table-row>
        <table:table-row table:style-name="ro1">
          <table:table-cell table:formula="of:= [.F10] / ([.E10] * [.E10])" office:value-type="float" office:value="0.0000000654024630048606" calcext:value-type="float">
            <text:p>6.54024630048606E-08</text:p>
          </table:table-cell>
          <table:table-cell table:formula="of:=['file:///home/artur/Documents/Faculdade/SPD/sequentialGraphs.ods'#$N.F10]/[.F10]" office:value-type="float" office:value="1.35147507629705" calcext:value-type="float">
            <text:p>1.35147507629705</text:p>
          </table:table-cell>
          <table:table-cell table:formula="of:=[.B10]/12" office:value-type="float" office:value="0.112622923024754" calcext:value-type="float">
            <text:p>0.112622923024754</text:p>
          </table:table-cell>
          <table:table-cell/>
          <table:table-cell office:value-type="float" office:value="1001" calcext:value-type="float">
            <text:p>1001</text:p>
          </table:table-cell>
          <table:table-cell office:value-type="float" office:value="0.0655333333333333" calcext:value-type="float">
            <text:p>0.065533333333333</text:p>
          </table:table-cell>
        </table:table-row>
        <table:table-row table:style-name="ro1">
          <table:table-cell table:formula="of:= [.F11] / ([.E11] * [.E11])" office:value-type="float" office:value="0.0000000676490007536629" calcext:value-type="float">
            <text:p>6.76490007536629E-08</text:p>
          </table:table-cell>
          <table:table-cell table:formula="of:=['file:///home/artur/Documents/Faculdade/SPD/sequentialGraphs.ods'#$N.F11]/[.F11]" office:value-type="float" office:value="1.00603002707359" calcext:value-type="float">
            <text:p>1.00603002707359</text:p>
          </table:table-cell>
          <table:table-cell table:formula="of:=[.B11]/12" office:value-type="float" office:value="0.0838358355894658" calcext:value-type="float">
            <text:p>0.083835835589466</text:p>
          </table:table-cell>
          <table:table-cell/>
          <table:table-cell office:value-type="float" office:value="2001" calcext:value-type="float">
            <text:p>2001</text:p>
          </table:table-cell>
          <table:table-cell office:value-type="float" office:value="0.270866666666667" calcext:value-type="float">
            <text:p>0.270866666666667</text:p>
          </table:table-cell>
        </table:table-row>
        <table:table-row table:style-name="ro1">
          <table:table-cell table:formula="of:= [.F12] / ([.E12] * [.E12])" office:value-type="float" office:value="0.0000000670960026172179" calcext:value-type="float">
            <text:p>6.70960026172179E-08</text:p>
          </table:table-cell>
          <table:table-cell table:formula="of:=['file:///home/artur/Documents/Faculdade/SPD/sequentialGraphs.ods'#$N.F12]/[.F12]" office:value-type="float" office:value="1.20040820829656" calcext:value-type="float">
            <text:p>1.20040820829656</text:p>
          </table:table-cell>
          <table:table-cell table:formula="of:=[.B12]/12" office:value-type="float" office:value="0.100034017358046" calcext:value-type="float">
            <text:p>0.100034017358046</text:p>
          </table:table-cell>
          <table:table-cell/>
          <table:table-cell office:value-type="float" office:value="3001" calcext:value-type="float">
            <text:p>3001</text:p>
          </table:table-cell>
          <table:table-cell office:value-type="float" office:value="0.604266666666667" calcext:value-type="float">
            <text:p>0.604266666666667</text:p>
          </table:table-cell>
        </table:table-row>
        <table:table-row table:style-name="ro1">
          <table:table-cell table:formula="of:= [.F13] / ([.E13] * [.E13])" office:value-type="float" office:value="0.0000000660802319306852" calcext:value-type="float">
            <text:p>6.60802319306852E-08</text:p>
          </table:table-cell>
          <table:table-cell table:formula="of:=['file:///home/artur/Documents/Faculdade/SPD/sequentialGraphs.ods'#$N.F13]/[.F13]" office:value-type="float" office:value="1.02874142799516" calcext:value-type="float">
            <text:p>1.02874142799516</text:p>
          </table:table-cell>
          <table:table-cell table:formula="of:=[.B13]/12" office:value-type="float" office:value="0.08572845233293" calcext:value-type="float">
            <text:p>0.08572845233293</text:p>
          </table:table-cell>
          <table:table-cell/>
          <table:table-cell office:value-type="float" office:value="5001" calcext:value-type="float">
            <text:p>5001</text:p>
          </table:table-cell>
          <table:table-cell office:value-type="float" office:value="1.65266666666667" calcext:value-type="float">
            <text:p>1.65266666666667</text:p>
          </table:table-cell>
        </table:table-row>
        <table:table-row table:style-name="ro1">
          <table:table-cell table:formula="of:= [.F14] / ([.E14] * [.E14])" office:value-type="float" office:value="0.0000000660949660932794" calcext:value-type="float">
            <text:p>6.60949660932794E-08</text:p>
          </table:table-cell>
          <table:table-cell table:formula="of:=['file:///home/artur/Documents/Faculdade/SPD/sequentialGraphs.ods'#$N.F14]/[.F14]" office:value-type="float" office:value="0.994102092950299" calcext:value-type="float">
            <text:p>0.994102092950299</text:p>
          </table:table-cell>
          <table:table-cell table:formula="of:=[.B14]/12" office:value-type="float" office:value="0.0828418410791916" calcext:value-type="float">
            <text:p>0.082841841079192</text:p>
          </table:table-cell>
          <table:table-cell/>
          <table:table-cell office:value-type="float" office:value="7501" calcext:value-type="float">
            <text:p>7501</text:p>
          </table:table-cell>
          <table:table-cell office:value-type="float" office:value="3.71883333333333" calcext:value-type="float">
            <text:p>3.71883333333333</text:p>
          </table:table-cell>
        </table:table-row>
        <table:table-row table:style-name="ro1">
          <table:table-cell table:formula="of:= [.F15] / ([.E15] * [.E15])" office:value-type="float" office:value="0.0000000653685922945219" calcext:value-type="float">
            <text:p>6.53685922945219E-08</text:p>
          </table:table-cell>
          <table:table-cell table:formula="of:=['file:///home/artur/Documents/Faculdade/SPD/sequentialGraphs.ods'#$N.F15]/[.F15]" office:value-type="float" office:value="1.00839175100053" calcext:value-type="float">
            <text:p>1.00839175100053</text:p>
          </table:table-cell>
          <table:table-cell table:formula="of:=[.B15]/12" office:value-type="float" office:value="0.0840326459167112" calcext:value-type="float">
            <text:p>0.084032645916711</text:p>
          </table:table-cell>
          <table:table-cell/>
          <table:table-cell office:value-type="float" office:value="10001" calcext:value-type="float">
            <text:p>10001</text:p>
          </table:table-cell>
          <table:table-cell office:value-type="float" office:value="6.53816666666667" calcext:value-type="float">
            <text:p>6.53816666666667</text:p>
          </table:table-cell>
        </table:table-row>
        <table:table-row table:style-name="ro1">
          <table:table-cell table:formula="of:= [.F16] / ([.E16] * [.E16])" office:value-type="float" office:value="0.0000000688671137083926" calcext:value-type="float">
            <text:p>6.88671137083926E-08</text:p>
          </table:table-cell>
          <table:table-cell table:formula="of:=['file:///home/artur/Documents/Faculdade/SPD/sequentialGraphs.ods'#$N.F16]/[.F16]" office:value-type="float" office:value="0.946304163126589" calcext:value-type="float">
            <text:p>0.946304163126589</text:p>
          </table:table-cell>
          <table:table-cell table:formula="of:=[.B16]/12" office:value-type="float" office:value="0.0788586802605491" calcext:value-type="float">
            <text:p>0.078858680260549</text:p>
          </table:table-cell>
          <table:table-cell/>
          <table:table-cell office:value-type="float" office:value="15001" calcext:value-type="float">
            <text:p>15001</text:p>
          </table:table-cell>
          <table:table-cell office:value-type="float" office:value="15.4971666666667" calcext:value-type="float">
            <text:p>15.4971666666667</text:p>
          </table:table-cell>
        </table:table-row>
        <table:table-row table:style-name="ro1">
          <table:table-cell table:formula="of:= [.F17] / ([.E17] * [.E17])" office:value-type="float" office:value="0.0000000731540177486733" calcext:value-type="float">
            <text:p>7.31540177486733E-08</text:p>
          </table:table-cell>
          <table:table-cell table:formula="of:=['file:///home/artur/Documents/Faculdade/SPD/sequentialGraphs.ods'#$N.F17]/[.F17]" office:value-type="float" office:value="0.982286863734944" calcext:value-type="float">
            <text:p>0.982286863734944</text:p>
          </table:table-cell>
          <table:table-cell table:formula="of:=[.B17]/12" office:value-type="float" office:value="0.0818572386445787" calcext:value-type="float">
            <text:p>0.081857238644579</text:p>
          </table:table-cell>
          <table:table-cell/>
          <table:table-cell office:value-type="float" office:value="20001" calcext:value-type="float">
            <text:p>20001</text:p>
          </table:table-cell>
          <table:table-cell table:style-name="Default" office:value-type="float" office:value="29.2645333333333" calcext:value-type="float">
            <text:p>29.2645333333333</text:p>
          </table:table-cell>
        </table:table-row>
      </table:table>
      <table:table table:name="P" table:style-name="ta1" table:print="false">
        <table:shapes>
          <draw:frame draw:z-index="0" draw:style-name="gr1" draw:text-style-name="P1" svg:width="570.84pt" svg:height="264.98pt" svg:x="451.87pt" svg:y="50.57pt">
            <draw:object draw:notify-on-update-of-ranges="P.E9:P.E17 P.F9:P.F1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 table:number-rows-repeated="3">
          <table:table-cell table:number-columns-repeated="7"/>
        </table:table-row>
        <table:table-row table:style-name="ro1">
          <table:table-cell table:style-name="ce3" office:value-type="string" calcext:value-type="string" table:number-columns-spanned="1" table:number-rows-spanned="4">
            <text:p>Execution gradient</text:p>
          </table:table-cell>
          <table:table-cell table:style-name="ce3" office:value-type="string" calcext:value-type="string" table:number-columns-spanned="1" table:number-rows-spanned="4">
            <text:p>Acceleration</text:p>
          </table:table-cell>
          <table:table-cell table:style-name="ce3" office:value-type="string" calcext:value-type="string" table:number-columns-spanned="1" table:number-rows-spanned="4">
            <text:p>Eficiency</text:p>
          </table:table-cell>
          <table:table-cell table:style-name="ce3" office:value-type="string" calcext:value-type="string" table:number-columns-spanned="1" table:number-rows-spanned="4">
            <text:p>Scability</text:p>
          </table:table-cell>
          <table:table-cell table:number-columns-repeated="3"/>
        </table:table-row>
        <table:table-row table:style-name="ro1">
          <table:covered-table-cell table:number-columns-repeated="4"/>
          <table:table-cell table:number-columns-repeated="3"/>
        </table:table-row>
        <table:table-row table:style-name="ro1">
          <table:covered-table-cell table:number-columns-repeated="4"/>
          <table:table-cell table:number-columns-repeated="3"/>
        </table:table-row>
        <table:table-row table:style-name="ro1">
          <table:covered-table-cell table:number-columns-repeated="4"/>
          <table:table-cell table:number-columns-repeated="3"/>
        </table:table-row>
        <table:table-row table:style-name="ro1">
          <table:table-cell table:number-columns-repeated="4"/>
          <table:table-cell office:value-type="float" office:value="101" calcext:value-type="float">
            <text:p>101</text:p>
          </table:table-cell>
          <table:table-cell table:style-name="ce1" office:value-type="float" office:value="0.00526666666666667" calcext:value-type="float">
            <text:p>0.005266666666667</text:p>
          </table:table-cell>
          <table:table-cell/>
        </table:table-row>
        <table:table-row table:style-name="ro1">
          <table:table-cell table:formula="of:= [.F9] / ([.E9] * [.E9])" office:value-type="float" office:value="0.0000000855242276591197" calcext:value-type="float">
            <text:p>8.55242276591197E-08</text:p>
          </table:table-cell>
          <table:table-cell table:formula="of:=['file:///home/artur/Documents/Faculdade/SPD/sequentialGraphs.ods'#$P.F9]/[.F9]" office:value-type="float" office:value="1.00310559006211" calcext:value-type="float">
            <text:p>1.00310559006211</text:p>
          </table:table-cell>
          <table:table-cell table:formula="of:=[.B9]/12" office:value-type="float" office:value="0.0835921325051757" calcext:value-type="float">
            <text:p>0.083592132505176</text:p>
          </table:table-cell>
          <table:table-cell/>
          <table:table-cell office:value-type="float" office:value="501" calcext:value-type="float">
            <text:p>501</text:p>
          </table:table-cell>
          <table:table-cell table:style-name="ce1" office:value-type="float" office:value="0.0214666666666667" calcext:value-type="float">
            <text:p>0.021466666666667</text:p>
          </table:table-cell>
          <table:table-cell/>
        </table:table-row>
        <table:table-row table:style-name="ro1">
          <table:table-cell table:formula="of:= [.F10] / ([.E10] * [.E10])" office:value-type="float" office:value="0.0000000796739058477321" calcext:value-type="float">
            <text:p>7.96739058477321E-08</text:p>
          </table:table-cell>
          <table:table-cell table:formula="of:=['file:///home/artur/Documents/Faculdade/SPD/sequentialGraphs.ods'#$P.F10]/[.F10]" office:value-type="float" office:value="1.04258872651357" calcext:value-type="float">
            <text:p>1.04258872651357</text:p>
          </table:table-cell>
          <table:table-cell table:formula="of:=[.B10]/12" office:value-type="float" office:value="0.0868823938761308" calcext:value-type="float">
            <text:p>0.086882393876131</text:p>
          </table:table-cell>
          <table:table-cell/>
          <table:table-cell office:value-type="float" office:value="1001" calcext:value-type="float">
            <text:p>1001</text:p>
          </table:table-cell>
          <table:table-cell table:style-name="ce1" office:value-type="float" office:value="0.0798333333333334" calcext:value-type="float">
            <text:p>0.079833333333333</text:p>
          </table:table-cell>
          <table:table-cell/>
        </table:table-row>
        <table:table-row table:style-name="ro1">
          <table:table-cell table:formula="of:= [.F11] / ([.E11] * [.E11])" office:value-type="float" office:value="0.0000000800948850911876" calcext:value-type="float">
            <text:p>8.00948850911876E-08</text:p>
          </table:table-cell>
          <table:table-cell table:formula="of:=['file:///home/artur/Documents/Faculdade/SPD/sequentialGraphs.ods'#$P.F11]/[.F11]" office:value-type="float" office:value="1.05841388629041" calcext:value-type="float">
            <text:p>1.05841388629041</text:p>
          </table:table-cell>
          <table:table-cell table:formula="of:=[.B11]/12" office:value-type="float" office:value="0.0882011571908671" calcext:value-type="float">
            <text:p>0.088201157190867</text:p>
          </table:table-cell>
          <table:table-cell/>
          <table:table-cell office:value-type="float" office:value="2001" calcext:value-type="float">
            <text:p>2001</text:p>
          </table:table-cell>
          <table:table-cell table:style-name="ce1" office:value-type="float" office:value="0.3207" calcext:value-type="float">
            <text:p>0.3207</text:p>
          </table:table-cell>
          <table:table-cell/>
        </table:table-row>
        <table:table-row table:style-name="ro1">
          <table:table-cell table:formula="of:= [.F12] / ([.E12] * [.E12])" office:value-type="float" office:value="0.0000000800651328671479" calcext:value-type="float">
            <text:p>8.00651328671479E-08</text:p>
          </table:table-cell>
          <table:table-cell table:formula="of:=['file:///home/artur/Documents/Faculdade/SPD/sequentialGraphs.ods'#$P.F12]/[.F12]" office:value-type="float" office:value="1.23664016272189" calcext:value-type="float">
            <text:p>1.23664016272189</text:p>
          </table:table-cell>
          <table:table-cell table:formula="of:=[.B12]/12" office:value-type="float" office:value="0.103053346893491" calcext:value-type="float">
            <text:p>0.103053346893491</text:p>
          </table:table-cell>
          <table:table-cell/>
          <table:table-cell office:value-type="float" office:value="3001" calcext:value-type="float">
            <text:p>3001</text:p>
          </table:table-cell>
          <table:table-cell table:style-name="ce1" office:value-type="float" office:value="0.721066666666667" calcext:value-type="float">
            <text:p>0.721066666666667</text:p>
          </table:table-cell>
          <table:table-cell/>
        </table:table-row>
        <table:table-row table:style-name="ro1">
          <table:table-cell table:formula="of:= [.F13] / ([.E13] * [.E13])" office:value-type="float" office:value="0.0000000821777922626501" calcext:value-type="float">
            <text:p>8.21777922626501E-08</text:p>
          </table:table-cell>
          <table:table-cell table:formula="of:=['file:///home/artur/Documents/Faculdade/SPD/sequentialGraphs.ods'#$P.F13]/[.F13]" office:value-type="float" office:value="1.36507833533361" calcext:value-type="float">
            <text:p>1.36507833533361</text:p>
          </table:table-cell>
          <table:table-cell table:formula="of:=[.B13]/12" office:value-type="float" office:value="0.113756527944468" calcext:value-type="float">
            <text:p>0.113756527944468</text:p>
          </table:table-cell>
          <table:table-cell/>
          <table:table-cell office:value-type="float" office:value="5001" calcext:value-type="float">
            <text:p>5001</text:p>
          </table:table-cell>
          <table:table-cell table:style-name="ce1" office:value-type="float" office:value="2.05526666666667" calcext:value-type="float">
            <text:p>2.05526666666667</text:p>
          </table:table-cell>
          <table:table-cell/>
        </table:table-row>
        <table:table-row table:style-name="ro1">
          <table:table-cell table:formula="of:= [.F14] / ([.E14] * [.E14])" office:value-type="float" office:value="0.0000000829337347148838" calcext:value-type="float">
            <text:p>8.29337347148838E-08</text:p>
          </table:table-cell>
          <table:table-cell table:formula="of:=['file:///home/artur/Documents/Faculdade/SPD/sequentialGraphs.ods'#$P.F14]/[.F14]" office:value-type="float" office:value="1.21292539360516" calcext:value-type="float">
            <text:p>1.21292539360516</text:p>
          </table:table-cell>
          <table:table-cell table:formula="of:=[.B14]/12" office:value-type="float" office:value="0.101077116133764" calcext:value-type="float">
            <text:p>0.101077116133764</text:p>
          </table:table-cell>
          <table:table-cell/>
          <table:table-cell office:value-type="float" office:value="7501" calcext:value-type="float">
            <text:p>7501</text:p>
          </table:table-cell>
          <table:table-cell table:style-name="ce1" office:value-type="float" office:value="4.66626666666667" calcext:value-type="float">
            <text:p>4.66626666666667</text:p>
          </table:table-cell>
          <table:table-cell/>
        </table:table-row>
        <table:table-row table:style-name="ro1">
          <table:table-cell table:formula="of:= [.F15] / ([.E15] * [.E15])" office:value-type="float" office:value="0.0000000831660326284807" calcext:value-type="float">
            <text:p>8.31660326284807E-08</text:p>
          </table:table-cell>
          <table:table-cell table:formula="of:=['file:///home/artur/Documents/Faculdade/SPD/sequentialGraphs.ods'#$P.F15]/[.F15]" office:value-type="float" office:value="1.12696555372113" calcext:value-type="float">
            <text:p>1.12696555372113</text:p>
          </table:table-cell>
          <table:table-cell table:formula="of:=[.B15]/12" office:value-type="float" office:value="0.0939137961434273" calcext:value-type="float">
            <text:p>0.093913796143427</text:p>
          </table:table-cell>
          <table:table-cell/>
          <table:table-cell office:value-type="float" office:value="10001" calcext:value-type="float">
            <text:p>10001</text:p>
          </table:table-cell>
          <table:table-cell table:style-name="ce1" office:value-type="float" office:value="8.31826666666667" calcext:value-type="float">
            <text:p>8.31826666666667</text:p>
          </table:table-cell>
          <table:table-cell/>
        </table:table-row>
        <table:table-row table:style-name="ro1">
          <table:table-cell table:formula="of:= [.F16] / ([.E16] * [.E16])" office:value-type="float" office:value="0.0000000863400431660666" calcext:value-type="float">
            <text:p>8.63400431660666E-08</text:p>
          </table:table-cell>
          <table:table-cell table:formula="of:=['file:///home/artur/Documents/Faculdade/SPD/sequentialGraphs.ods'#$P.F16]/[.F16]" office:value-type="float" office:value="1.01621450985034" calcext:value-type="float">
            <text:p>1.01621450985034</text:p>
          </table:table-cell>
          <table:table-cell table:formula="of:=[.B16]/12" office:value-type="float" office:value="0.0846845424875286" calcext:value-type="float">
            <text:p>0.084684542487529</text:p>
          </table:table-cell>
          <table:table-cell/>
          <table:table-cell office:value-type="float" office:value="15001" calcext:value-type="float">
            <text:p>15001</text:p>
          </table:table-cell>
          <table:table-cell table:style-name="ce1" office:value-type="float" office:value="19.4291" calcext:value-type="float">
            <text:p>19.4291</text:p>
          </table:table-cell>
          <table:table-cell/>
        </table:table-row>
        <table:table-row table:style-name="ro1">
          <table:table-cell table:formula="of:= [.F17] / ([.E17] * [.E17])" office:value-type="float" office:value="0.000000096252124546915" calcext:value-type="float">
            <text:p>9.6252124546915E-08</text:p>
          </table:table-cell>
          <table:table-cell table:formula="of:=['file:///home/artur/Documents/Faculdade/SPD/sequentialGraphs.ods'#$P.F17]/[.F17]" office:value-type="float" office:value="1.0174420265578" calcext:value-type="float">
            <text:p>1.0174420265578</text:p>
          </table:table-cell>
          <table:table-cell table:formula="of:=[.B17]/12" office:value-type="float" office:value="0.0847868355464831" calcext:value-type="float">
            <text:p>0.084786835546483</text:p>
          </table:table-cell>
          <table:table-cell/>
          <table:table-cell office:value-type="float" office:value="20001" calcext:value-type="float">
            <text:p>20001</text:p>
          </table:table-cell>
          <table:table-cell office:value-type="float" office:value="38.5047" calcext:value-type="float">
            <text:p>38.5047</text:p>
          </table:table-cell>
          <table:table-cell/>
        </table:table-row>
        <table:table-row table:style-name="ro1" table:number-rows-repeated="14">
          <table:table-cell table:number-columns-repeated="7"/>
        </table:table-row>
        <table:table-row table:style-name="ro1">
          <table:table-cell table:number-columns-repeated="6"/>
          <table:table-cell table:style-name="ce5" office:value-type="float" office:value="4.59" calcext:value-type="float">
            <text:p>4.59</text:p>
          </table:table-cell>
        </table:table-row>
        <table:table-row table:style-name="ro1">
          <table:table-cell table:number-columns-repeated="6"/>
          <table:table-cell table:style-name="ce5" office:value-type="float" office:value="1.83" calcext:value-type="float">
            <text:p>1.83</text:p>
          </table:table-cell>
        </table:table-row>
        <table:table-row table:style-name="ro1">
          <table:table-cell table:number-columns-repeated="6"/>
          <table:table-cell table:style-name="ce5" office:value-type="float" office:value="0.918" calcext:value-type="float">
            <text:p>0.918</text:p>
          </table:table-cell>
        </table:table-row>
        <table:table-row table:style-name="ro1">
          <table:table-cell table:number-columns-repeated="6"/>
          <table:table-cell table:style-name="ce5" office:value-type="float" office:value="0.39" calcext:value-type="float">
            <text:p>0.39</text:p>
          </table:table-cell>
        </table:table-row>
        <table:table-row table:style-name="ro1">
          <table:table-cell table:number-columns-repeated="6"/>
          <table:table-cell table:style-name="ce5" office:value-type="float" office:value="0.143" calcext:value-type="float">
            <text:p>0.143</text:p>
          </table:table-cell>
        </table:table-row>
        <table:table-row table:style-name="ro1">
          <table:table-cell table:number-columns-repeated="6"/>
          <table:table-cell table:style-name="ce5" office:value-type="float" office:value="0.0567" calcext:value-type="float">
            <text:p>0.0567</text:p>
          </table:table-cell>
        </table:table-row>
        <table:table-row table:style-name="ro1">
          <table:table-cell table:number-columns-repeated="6"/>
          <table:table-cell table:style-name="ce5" office:value-type="float" office:value="0.0139" calcext:value-type="float">
            <text:p>0.0139</text:p>
          </table:table-cell>
        </table:table-row>
        <table:table-row table:style-name="ro1">
          <table:table-cell table:number-columns-repeated="6"/>
          <table:table-cell table:style-name="ce5" office:value-type="float" office:value="0.00104" calcext:value-type="float">
            <text:p>0.00104</text:p>
          </table:table-cell>
        </table:table-row>
      </table:table>
      <table:table table:name="'file:///home/artur/Documents/Faculdade/SPD/sequentialGraphs.ods'#I" table:print="false" table:style-name="ta_extref">
        <table:table-source xlink:type="simple" xlink:href="../sequentialGraphs.ods" table:table-name="I" table:filter-name="calc8" table:mode="copy-results-only"/>
        <table:table-column table:number-columns-repeated="6"/>
        <table:table-row table:number-rows-repeated="7">
          <table:table-cell table:number-columns-repeated="6"/>
        </table:table-row>
        <table:table-row>
          <table:table-cell table:number-columns-repeated="5"/>
          <table:table-cell table:style-name="ce2" office:value-type="float" office:value="0.002">
            <text:p>0.002</text:p>
          </table:table-cell>
        </table:table-row>
        <table:table-row>
          <table:table-cell table:number-columns-repeated="5"/>
          <table:table-cell table:style-name="ce2" office:value-type="float" office:value="0.0170666666666667">
            <text:p>0.0170666666666667</text:p>
          </table:table-cell>
        </table:table-row>
        <table:table-row>
          <table:table-cell table:number-columns-repeated="5"/>
          <table:table-cell table:style-name="ce2" office:value-type="float" office:value="0.064">
            <text:p>0.064</text:p>
          </table:table-cell>
        </table:table-row>
        <table:table-row>
          <table:table-cell table:number-columns-repeated="5"/>
          <table:table-cell table:style-name="ce2" office:value-type="float" office:value="0.2614">
            <text:p>0.2614</text:p>
          </table:table-cell>
        </table:table-row>
        <table:table-row>
          <table:table-cell table:number-columns-repeated="5"/>
          <table:table-cell table:style-name="ce2" office:value-type="float" office:value="0.591633333333333">
            <text:p>0.591633333333333</text:p>
          </table:table-cell>
        </table:table-row>
        <table:table-row>
          <table:table-cell table:number-columns-repeated="5"/>
          <table:table-cell table:style-name="ce2" office:value-type="float" office:value="1.654">
            <text:p>1.654</text:p>
          </table:table-cell>
        </table:table-row>
        <table:table-row>
          <table:table-cell table:number-columns-repeated="5"/>
          <table:table-cell table:style-name="ce2" office:value-type="float" office:value="3.73863333333333">
            <text:p>3.73863333333333</text:p>
          </table:table-cell>
        </table:table-row>
        <table:table-row>
          <table:table-cell table:number-columns-repeated="5"/>
          <table:table-cell table:style-name="ce2" office:value-type="float" office:value="6.67836666666667">
            <text:p>6.67836666666667</text:p>
          </table:table-cell>
        </table:table-row>
        <table:table-row>
          <table:table-cell table:number-columns-repeated="5"/>
          <table:table-cell table:style-name="ce2" office:value-type="float" office:value="15.3574333333333">
            <text:p>15.3574333333333</text:p>
          </table:table-cell>
        </table:table-row>
        <table:table-row>
          <table:table-cell table:number-columns-repeated="5"/>
          <table:table-cell table:style-name="ce2" office:value-type="float" office:value="31.3843333333333">
            <text:p>31.3843333333333</text:p>
          </table:table-cell>
        </table:table-row>
      </table:table>
      <table:table table:name="'file:///home/artur/Documents/Faculdade/SPD/sequentialGraphs.ods'#N" table:print="false" table:style-name="ta_extref">
        <table:table-source xlink:type="simple" xlink:href="../sequentialGraphs.ods" table:table-name="N" table:filter-name="calc8" table:mode="copy-results-only"/>
        <table:table-column table:number-columns-repeated="6"/>
        <table:table-row table:number-rows-repeated="8">
          <table:table-cell table:number-columns-repeated="6"/>
        </table:table-row>
        <table:table-row>
          <table:table-cell table:number-columns-repeated="5"/>
          <table:table-cell table:style-name="ce2" office:value-type="float" office:value="0.0188">
            <text:p>0.0188</text:p>
          </table:table-cell>
        </table:table-row>
        <table:table-row>
          <table:table-cell table:number-columns-repeated="5"/>
          <table:table-cell table:style-name="ce2" office:value-type="float" office:value="0.0885666666666666">
            <text:p>0.0885666666666666</text:p>
          </table:table-cell>
        </table:table-row>
        <table:table-row>
          <table:table-cell table:number-columns-repeated="5"/>
          <table:table-cell table:style-name="ce2" office:value-type="float" office:value="0.2725">
            <text:p>0.2725</text:p>
          </table:table-cell>
        </table:table-row>
        <table:table-row>
          <table:table-cell table:number-columns-repeated="5"/>
          <table:table-cell table:style-name="ce2" office:value-type="float" office:value="0.725366666666667">
            <text:p>0.725366666666667</text:p>
          </table:table-cell>
        </table:table-row>
        <table:table-row>
          <table:table-cell table:number-columns-repeated="5"/>
          <table:table-cell table:style-name="ce2" office:value-type="float" office:value="1.70016666666667">
            <text:p>1.70016666666667</text:p>
          </table:table-cell>
        </table:table-row>
        <table:table-row>
          <table:table-cell table:number-columns-repeated="5"/>
          <table:table-cell table:style-name="ce2" office:value-type="float" office:value="3.6969">
            <text:p>3.6969</text:p>
          </table:table-cell>
        </table:table-row>
        <table:table-row>
          <table:table-cell table:number-columns-repeated="5"/>
          <table:table-cell table:style-name="ce2" office:value-type="float" office:value="6.59303333333333">
            <text:p>6.59303333333333</text:p>
          </table:table-cell>
        </table:table-row>
        <table:table-row>
          <table:table-cell table:number-columns-repeated="5"/>
          <table:table-cell table:style-name="ce2" office:value-type="float" office:value="14.6650333333333">
            <text:p>14.6650333333333</text:p>
          </table:table-cell>
        </table:table-row>
        <table:table-row>
          <table:table-cell table:number-columns-repeated="5"/>
          <table:table-cell table:style-name="ce2" office:value-type="float" office:value="28.7461666666667">
            <text:p>28.7461666666667</text:p>
          </table:table-cell>
        </table:table-row>
      </table:table>
      <table:table table:name="'file:///home/artur/Documents/Faculdade/SPD/sequentialGraphs.ods'#P" table:print="false" table:style-name="ta_extref">
        <table:table-source xlink:type="simple" xlink:href="../sequentialGraphs.ods" table:table-name="P" table:filter-name="calc8" table:mode="copy-results-only"/>
        <table:table-column table:number-columns-repeated="6"/>
        <table:table-row table:number-rows-repeated="8">
          <table:table-cell table:number-columns-repeated="6"/>
        </table:table-row>
        <table:table-row>
          <table:table-cell table:number-columns-repeated="5"/>
          <table:table-cell table:style-name="ce2" office:value-type="float" office:value="0.0215333333333333">
            <text:p>0.0215333333333333</text:p>
          </table:table-cell>
        </table:table-row>
        <table:table-row>
          <table:table-cell table:number-columns-repeated="5"/>
          <table:table-cell table:style-name="ce2" office:value-type="float" office:value="0.0832333333333334">
            <text:p>0.0832333333333334</text:p>
          </table:table-cell>
        </table:table-row>
        <table:table-row>
          <table:table-cell table:number-columns-repeated="5"/>
          <table:table-cell table:style-name="ce2" office:value-type="float" office:value="0.339433333333333">
            <text:p>0.339433333333333</text:p>
          </table:table-cell>
        </table:table-row>
        <table:table-row>
          <table:table-cell table:number-columns-repeated="5"/>
          <table:table-cell table:style-name="ce2" office:value-type="float" office:value="0.8917">
            <text:p>0.8917</text:p>
          </table:table-cell>
        </table:table-row>
        <table:table-row>
          <table:table-cell table:number-columns-repeated="5"/>
          <table:table-cell table:style-name="ce2" office:value-type="float" office:value="2.8056">
            <text:p>2.8056</text:p>
          </table:table-cell>
        </table:table-row>
        <table:table-row>
          <table:table-cell table:number-columns-repeated="5"/>
          <table:table-cell table:style-name="ce2" office:value-type="float" office:value="5.65983333333333">
            <text:p>5.65983333333333</text:p>
          </table:table-cell>
        </table:table-row>
        <table:table-row>
          <table:table-cell table:number-columns-repeated="5"/>
          <table:table-cell table:style-name="ce2" office:value-type="float" office:value="9.3744">
            <text:p>9.3744</text:p>
          </table:table-cell>
        </table:table-row>
        <table:table-row>
          <table:table-cell table:number-columns-repeated="5"/>
          <table:table-cell table:style-name="ce2" office:value-type="float" office:value="19.7441333333333">
            <text:p>19.7441333333333</text:p>
          </table:table-cell>
        </table:table-row>
        <table:table-row>
          <table:table-cell table:number-columns-repeated="5"/>
          <table:table-cell table:style-name="ce2" office:value-type="float" office:value="39.1763">
            <text:p>39.176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2">00/00/0000</text:date>, <text:time style:data-style-name="N2" text:time-value="18:05:49.85288369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01T16:18:58.756643048</meta:creation-date>
    <dc:date>2021-04-12T18:07:29.491344699</dc:date>
    <meta:editing-duration>PT6H14S</meta:editing-duration>
    <meta:editing-cycles>12</meta:editing-cycles>
    <meta:generator>LibreOffice/6.1.5.2$Linux_X86_64 LibreOffice_project/10$Build-2</meta:generator>
    <meta:document-statistic meta:table-count="3" meta:cell-count="163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b-spline"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minimum="0" chart:maximum="21000" chart:origin="0" chart:interval-major="10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61">
      <style:chart-properties chart:display-label="true" chart:logarithmic="false" chart:minimum="0" chart:maximum="40" chart:origin="0" chart:interval-major="4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6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0.139cm" svg:height="9.349cm" xlink:href=".." xlink:type="simple" chart:class="chart:scatter" chart:style-name="ch1">
        <chart:title svg:x="6.493cm" svg:y="0.322cm" chart:style-name="ch2">
          <text:p>Execution Time - Pthread approach</text:p>
        </chart:title>
        <chart:subtitle svg:x="8.702cm" svg:y="1.287cm" chart:style-name="ch3">
          <text:p>Magic Squares</text:p>
        </chart:subtitle>
        <chart:legend chart:legend-position="end" svg:x="18.425cm" svg:y="4.375cm" style:legend-expansion="high" chart:style-name="ch4"/>
        <chart:plot-area chart:style-name="ch5" table:cell-range-address="P.E9:P.F17" chart:data-source-has-labels="row" svg:x="1.413cm" svg:y="2.156cm" svg:width="16.61cm" svg:height="6.026cm">
          <chartooo:coordinate-region svg:x="3.146cm" svg:y="2.156cm" svg:width="14.735cm" svg:height="4.642cm"/>
          <chart:axis chart:dimension="x" chart:name="primary-x" chart:style-name="ch6">
            <chart:title svg:x="8.801cm" svg:y="8.368cm" chart:style-name="ch7">
              <text:p>Square size</text:p>
            </chart:title>
          </chart:axis>
          <chart:axis chart:dimension="y" chart:name="primary-y" chart:style-name="ch8">
            <chart:title svg:x="0.451cm" svg:y="6.47cm" chart:style-name="ch9">
              <text:p>Execution time(s)</text:p>
            </chart:title>
            <chart:grid chart:style-name="ch10" chart:class="major"/>
          </chart:axis>
          <chart:series chart:style-name="ch11" chart:values-cell-range-address="P.F9:P.F17" loext:label-string="pp" chart:class="chart:scatter">
            <chart:domain table:cell-range-address="P.E9:P.E17"/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pp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1">
                <text:p>501</text:p>
                <draw:g>
                  <svg:desc>P.E9:P.E17</svg:desc>
                </draw:g>
              </table:table-cell>
              <table:table-cell office:value-type="float" office:value="0.0214666666666667">
                <text:p>0.0214666666666667</text:p>
                <draw:g>
                  <svg:desc>P.F9:P.F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1">
                <text:p>1001</text:p>
              </table:table-cell>
              <table:table-cell office:value-type="float" office:value="0.0798333333333334">
                <text:p>0.079833333333333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1">
                <text:p>2001</text:p>
              </table:table-cell>
              <table:table-cell office:value-type="float" office:value="0.3207">
                <text:p>0.320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01">
                <text:p>3001</text:p>
              </table:table-cell>
              <table:table-cell office:value-type="float" office:value="0.721066666666667">
                <text:p>0.721066666666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1">
                <text:p>5001</text:p>
              </table:table-cell>
              <table:table-cell office:value-type="float" office:value="2.05526666666667">
                <text:p>2.055266666666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501">
                <text:p>7501</text:p>
              </table:table-cell>
              <table:table-cell office:value-type="float" office:value="4.66626666666667">
                <text:p>4.66626666666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01">
                <text:p>10001</text:p>
              </table:table-cell>
              <table:table-cell office:value-type="float" office:value="8.31826666666667">
                <text:p>8.318266666666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001">
                <text:p>15001</text:p>
              </table:table-cell>
              <table:table-cell office:value-type="float" office:value="19.4291">
                <text:p>19.429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001">
                <text:p>20001</text:p>
              </table:table-cell>
              <table:table-cell office:value-type="float" office:value="38.5047">
                <text:p>38.504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b-spline"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minimum="0" chart:maximum="21000" chart:origin="0" chart:interval-major="10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61">
      <style:chart-properties chart:display-label="true" chart:logarithmic="false" chart:minimum="0" chart:maximum="30" chart:origin="0" chart:interval-major="3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6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0.139cm" svg:height="9.349cm" xlink:href=".." xlink:type="simple" chart:class="chart:scatter" chart:style-name="ch1">
        <chart:title svg:x="6.493cm" svg:y="0.322cm" chart:style-name="ch2">
          <text:p>Execution Time - Pthread approach</text:p>
        </chart:title>
        <chart:subtitle svg:x="8.279cm" svg:y="1.287cm" chart:style-name="ch3">
          <text:p>Non-magic Squares</text:p>
        </chart:subtitle>
        <chart:legend chart:legend-position="end" svg:x="18.425cm" svg:y="4.375cm" style:legend-expansion="high" chart:style-name="ch4"/>
        <chart:plot-area chart:style-name="ch5" table:cell-range-address="P.E9:P.E17 N.F9:N.F17" chart:data-source-has-labels="row" svg:x="1.413cm" svg:y="2.156cm" svg:width="16.61cm" svg:height="6.026cm">
          <chartooo:coordinate-region svg:x="3.146cm" svg:y="2.156cm" svg:width="14.735cm" svg:height="4.642cm"/>
          <chart:axis chart:dimension="x" chart:name="primary-x" chart:style-name="ch6">
            <chart:title svg:x="8.801cm" svg:y="8.368cm" chart:style-name="ch7">
              <text:p>Square size</text:p>
            </chart:title>
          </chart:axis>
          <chart:axis chart:dimension="y" chart:name="primary-y" chart:style-name="ch8">
            <chart:title svg:x="0.451cm" svg:y="6.47cm" chart:style-name="ch9">
              <text:p>Execution time(s)</text:p>
            </chart:title>
            <chart:grid chart:style-name="ch10" chart:class="major"/>
          </chart:axis>
          <chart:series chart:style-name="ch11" chart:values-cell-range-address="N.F9:N.F17" loext:label-string="np" chart:class="chart:scatter">
            <chart:domain table:cell-range-address="P.E9:P.E17"/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np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1">
                <text:p>501</text:p>
                <draw:g>
                  <svg:desc>P.E9:P.E17</svg:desc>
                </draw:g>
              </table:table-cell>
              <table:table-cell office:value-type="float" office:value="0.018">
                <text:p>0.018</text:p>
                <draw:g>
                  <svg:desc>N.F9:N.F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1">
                <text:p>1001</text:p>
              </table:table-cell>
              <table:table-cell office:value-type="float" office:value="0.0655333333333333">
                <text:p>0.06553333333333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1">
                <text:p>2001</text:p>
              </table:table-cell>
              <table:table-cell office:value-type="float" office:value="0.270866666666667">
                <text:p>0.270866666666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01">
                <text:p>3001</text:p>
              </table:table-cell>
              <table:table-cell office:value-type="float" office:value="0.604266666666667">
                <text:p>0.604266666666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1">
                <text:p>5001</text:p>
              </table:table-cell>
              <table:table-cell office:value-type="float" office:value="1.65266666666667">
                <text:p>1.652666666666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501">
                <text:p>7501</text:p>
              </table:table-cell>
              <table:table-cell office:value-type="float" office:value="3.71883333333333">
                <text:p>3.71883333333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01">
                <text:p>10001</text:p>
              </table:table-cell>
              <table:table-cell office:value-type="float" office:value="6.53816666666667">
                <text:p>6.538166666666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001">
                <text:p>15001</text:p>
              </table:table-cell>
              <table:table-cell office:value-type="float" office:value="15.4971666666667">
                <text:p>15.49716666666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001">
                <text:p>20001</text:p>
              </table:table-cell>
              <table:table-cell office:value-type="float" office:value="29.2645333333333">
                <text:p>29.264533333333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b-spline"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minimum="0" chart:maximum="21000" chart:origin="0" chart:interval-major="10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61">
      <style:chart-properties chart:display-label="true" chart:logarithmic="false" chart:minimum="0" chart:maximum="33" chart:origin="0" chart:interval-major="3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6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0.139cm" svg:height="9.349cm" xlink:href=".." xlink:type="simple" chart:class="chart:scatter" chart:style-name="ch1">
        <chart:title svg:x="6.493cm" svg:y="0.322cm" chart:style-name="ch2">
          <text:p>Execution Time - Pthread approach</text:p>
        </chart:title>
        <chart:subtitle svg:x="7.842cm" svg:y="1.287cm" chart:style-name="ch3">
          <text:p>Imperfect magic Squares</text:p>
        </chart:subtitle>
        <chart:legend chart:legend-position="end" svg:x="18.53cm" svg:y="4.375cm" style:legend-expansion="high" chart:style-name="ch4"/>
        <chart:plot-area chart:style-name="ch5" table:cell-range-address="P.E9:P.E17 I.F9:I.F17" chart:data-source-has-labels="row" svg:x="1.413cm" svg:y="2.156cm" svg:width="16.715cm" svg:height="6.026cm">
          <chartooo:coordinate-region svg:x="3.146cm" svg:y="2.156cm" svg:width="14.84cm" svg:height="4.642cm"/>
          <chart:axis chart:dimension="x" chart:name="primary-x" chart:style-name="ch6">
            <chart:title svg:x="8.853cm" svg:y="8.368cm" chart:style-name="ch7">
              <text:p>Square size</text:p>
            </chart:title>
          </chart:axis>
          <chart:axis chart:dimension="y" chart:name="primary-y" chart:style-name="ch8">
            <chart:title svg:x="0.451cm" svg:y="6.47cm" chart:style-name="ch9">
              <text:p>Execution time(s)</text:p>
            </chart:title>
            <chart:grid chart:style-name="ch10" chart:class="major"/>
          </chart:axis>
          <chart:series chart:style-name="ch11" chart:values-cell-range-address="I.F9:I.F17" loext:label-string="ip" chart:class="chart:scatter">
            <chart:domain table:cell-range-address="P.E9:P.E17"/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ip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1">
                <text:p>501</text:p>
                <draw:g>
                  <svg:desc>P.E9:P.E17</svg:desc>
                </draw:g>
              </table:table-cell>
              <table:table-cell office:value-type="float" office:value="0.0176666666666667">
                <text:p>0.0176666666666667</text:p>
                <draw:g>
                  <svg:desc>I.F9:I.F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1">
                <text:p>1001</text:p>
              </table:table-cell>
              <table:table-cell office:value-type="float" office:value="0.0653">
                <text:p>0.065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1">
                <text:p>2001</text:p>
              </table:table-cell>
              <table:table-cell office:value-type="float" office:value="0.259266666666667">
                <text:p>0.259266666666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01">
                <text:p>3001</text:p>
              </table:table-cell>
              <table:table-cell office:value-type="float" office:value="0.582366666666667">
                <text:p>0.582366666666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1">
                <text:p>5001</text:p>
              </table:table-cell>
              <table:table-cell office:value-type="float" office:value="1.62216666666667">
                <text:p>1.622166666666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501">
                <text:p>7501</text:p>
              </table:table-cell>
              <table:table-cell office:value-type="float" office:value="3.65913333333333">
                <text:p>3.65913333333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01">
                <text:p>10001</text:p>
              </table:table-cell>
              <table:table-cell office:value-type="float" office:value="6.54393333333333">
                <text:p>6.543933333333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001">
                <text:p>15001</text:p>
              </table:table-cell>
              <table:table-cell office:value-type="float" office:value="15.2740666666667">
                <text:p>15.27406666666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001">
                <text:p>20001</text:p>
              </table:table-cell>
              <table:table-cell office:value-type="float" office:value="31.1165">
                <text:p>31.116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